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862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0.8717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udent Performance for age group CHART" table:style-name="ta1">
        <table:shapes>
          <draw:frame draw:z-index="0" draw:style-name="gr1" draw:text-style-name="P1" svg:width="5.9539in" svg:height="3.4614in" svg:x="3.6268in" svg:y="0.1256in">
            <draw:object draw:notify-on-update-of-ranges="'Student Performance for age group CHART'.A2:'Student Performance for age group CHART'.A4 'Student Performance for age group CHART'.B1:'Student Performance for age group CHART'.B1 'Student Performance for age group CHART'.B2:'Student Performance for age group CHART'.B4 'Student Performance for age group CHART'.C1:'Student Performance for age group CHART'.C1 'Student Performance for age group CHART'.C2:'Student Performance for age group CHART'.C4 'Student Performance for age group CHART'.D1:'Student Performance for age group CHART'.D1 'Student Performance for age group CHART'.D2:'Student Performance for age group CHART'.D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ge Group</text:p>
          </table:table-cell>
          <table:table-cell office:value-type="string" calcext:value-type="string">
            <text:p>AvgMaths</text:p>
          </table:table-cell>
          <table:table-cell office:value-type="string" calcext:value-type="string">
            <text:p>AvgScience</text:p>
          </table:table-cell>
          <table:table-cell office:value-type="string" calcext:value-type="string">
            <text:p>AvgEnglish</text:p>
          </table:table-cell>
        </table:table-row>
        <table:table-row table:style-name="ro1">
          <table:table-cell office:value-type="string" calcext:value-type="string">
            <text:p>15-17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18-2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2">00/00/0000</text:date>, <text:time style:data-style-name="N2" text:time-value="10:04:42.15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22T10:05:26.337000000</dc:date>
    <meta:editing-duration>PT7M53S</meta:editing-duration>
    <meta:editing-cycles>2</meta:editing-cycles>
    <meta:generator>LibreOffice/24.2.3.2$Windows_X86_64 LibreOffice_project/433d9c2ded56988e8a90e6b2e771ee4e6a5ab2ba</meta:generator>
    <meta:document-statistic meta:table-count="1" meta:cell-count="12" meta:object-count="1"/>
  </office:meta>
</office:document-meta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124cm" svg:height="8.793cm" xlink:href=".." xlink:type="simple" chart:class="chart:bar" chart:style-name="ch1">
        <chart:title svg:x="3.986cm" svg:y="0.311cm" chart:style-name="ch2">
          <text:p>Student performance for age group</text:p>
        </chart:title>
        <chart:legend chart:legend-position="end" svg:x="12.57cm" svg:y="3.599cm" style:legend-expansion="high" chart:style-name="ch3"/>
        <chart:plot-area chart:style-name="ch4" table:cell-range-address="'Student Performance for age group CHART'.A2:'Student Performance for age group CHART'.D4 'Student Performance for age group CHART'.B1:'Student Performance for age group CHART'.D1" chart:data-source-has-labels="both" svg:x="1.313cm" svg:y="1.265cm" svg:width="10.955cm" svg:height="6.372cm">
          <chart:coordinate-region svg:x="2.438cm" svg:y="1.265cm" svg:width="9.644cm" svg:height="5.725cm"/>
          <chart:axis chart:dimension="x" chart:name="primary-x" chart:style-name="ch5" chartooo:axis-type="auto">
            <chartooo:date-scale/>
            <chart:title svg:x="0.451cm" svg:y="5.236cm" chart:style-name="ch6">
              <text:p>Age group</text:p>
            </chart:title>
            <chart:categories table:cell-range-address="'Student Performance for age group CHART'.A2:'Student Performance for age group CHART'.A4"/>
          </chart:axis>
          <chart:axis chart:dimension="y" chart:name="primary-y" chart:style-name="ch7">
            <chart:title svg:x="5cm" svg:y="7.812cm" chart:style-name="ch8">
              <text:p>Avearage subject scores</text:p>
            </chart:title>
            <chart:grid chart:style-name="ch9" chart:class="major"/>
          </chart:axis>
          <chart:series chart:style-name="ch10" chart:values-cell-range-address="'Student Performance for age group CHART'.B2:'Student Performance for age group CHART'.B4" chart:label-cell-address="'Student Performance for age group CHART'.B1:'Student Performance for age group CHART'.B1" chart:class="chart:bar">
            <chart:data-point chart:repeated="3"/>
          </chart:series>
          <chart:series chart:style-name="ch11" chart:values-cell-range-address="'Student Performance for age group CHART'.C2:'Student Performance for age group CHART'.C4" chart:label-cell-address="'Student Performance for age group CHART'.C1:'Student Performance for age group CHART'.C1" chart:class="chart:bar">
            <chart:data-point chart:repeated="3"/>
          </chart:series>
          <chart:series chart:style-name="ch12" chart:values-cell-range-address="'Student Performance for age group CHART'.D2:'Student Performance for age group CHART'.D4" chart:label-cell-address="'Student Performance for age group CHART'.D1:'Student Performance for age group CHART'.D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Maths</text:p>
                <draw:g>
                  <svg:desc>'Student Performance for age group CHART'.B1:'Student Performance for age group CHART'.B1</svg:desc>
                </draw:g>
              </table:table-cell>
              <table:table-cell office:value-type="string">
                <text:p>AvgScience</text:p>
                <draw:g>
                  <svg:desc>'Student Performance for age group CHART'.C1:'Student Performance for age group CHART'.C1</svg:desc>
                </draw:g>
              </table:table-cell>
              <table:table-cell office:value-type="string">
                <text:p>AvgEnglish</text:p>
                <draw:g>
                  <svg:desc>'Student Performance for age group CHART'.D1:'Student Performance for age group CHART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5-17</text:p>
                <draw:g>
                  <svg:desc>'Student Performance for age group CHART'.A2:'Student Performance for age group CHART'.A4</svg:desc>
                </draw:g>
              </table:table-cell>
              <table:table-cell office:value-type="float" office:value="80">
                <text:p>80</text:p>
                <draw:g>
                  <svg:desc>'Student Performance for age group CHART'.B2:'Student Performance for age group CHART'.B4</svg:desc>
                </draw:g>
              </table:table-cell>
              <table:table-cell office:value-type="float" office:value="82">
                <text:p>82</text:p>
                <draw:g>
                  <svg:desc>'Student Performance for age group CHART'.C2:'Student Performance for age group CHART'.C4</svg:desc>
                </draw:g>
              </table:table-cell>
              <table:table-cell office:value-type="float" office:value="83">
                <text:p>83</text:p>
                <draw:g>
                  <svg:desc>'Student Performance for age group CHART'.D2:'Student Performance for age group CHART'.D4</svg:desc>
                </draw:g>
              </table:table-cell>
            </table:table-row>
            <table:table-row>
              <table:table-cell office:value-type="string">
                <text:p>18-20</text:p>
              </table:table-cell>
              <table:table-cell office:value-type="float" office:value="79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